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MR12" svg:font-family="CMR12"/>
    <style:font-face style:name="Lohit Hindi1" svg:font-family="'Lohit Hindi'"/>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11cm" table:align="center" style:writing-mode="lr-tb"/>
    </style:style>
    <style:style style:name="Table1.A" style:family="table-column">
      <style:table-column-properties style:column-width="9.43cm"/>
    </style:style>
    <style:style style:name="Table1.B" style:family="table-column">
      <style:table-column-properties style:column-width="4.0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style:font-name="Arial" fo:font-size="10pt" fo:language="en" fo:country="US" officeooo:paragraph-rsid="0057afe7" style:font-size-asian="10pt" style:font-name-complex="Century Gothic" style:font-size-complex="10pt"/>
    </style:style>
    <style:style style:name="P2" style:family="paragraph" style:parent-style-name="Standard">
      <style:text-properties style:font-name="Arial" fo:font-size="10pt" fo:language="en" fo:country="US" officeooo:paragraph-rsid="0057afe7" style:font-size-asian="10pt" style:font-name-complex="Century Gothic" style:font-size-complex="10pt"/>
    </style:style>
    <style:style style:name="P3" style:family="paragraph" style:parent-style-name="Standard">
      <style:text-properties style:font-name="Arial" fo:font-size="10pt" fo:language="en" fo:country="US" officeooo:rsid="005b8b13" officeooo:paragraph-rsid="005b8b13" style:font-size-asian="10pt" style:font-name-complex="Century Gothic" style:font-size-complex="10pt"/>
    </style:style>
    <style:style style:name="P4" style:family="paragraph" style:parent-style-name="Standard">
      <style:text-properties style:font-name="Arial" fo:font-size="10pt" fo:language="en" fo:country="US" officeooo:paragraph-rsid="0057afe7" style:font-size-asian="10pt" style:language-asian="en" style:country-asian="US" style:font-name-complex="Century Gothic" style:font-size-complex="10pt"/>
    </style:style>
    <style:style style:name="P5" style:family="paragraph" style:parent-style-name="Standard">
      <style:text-properties style:font-name="Arial" fo:font-size="10pt" fo:language="en" fo:country="US" officeooo:paragraph-rsid="0057afe7" style:font-size-asian="10pt" style:language-asian="en" style:country-asian="US" style:font-size-complex="10pt"/>
    </style:style>
    <style:style style:name="P6" style:family="paragraph" style:parent-style-name="Standard">
      <style:paragraph-properties fo:text-align="start" style:justify-single-word="false"/>
      <style:text-properties style:font-name="Arial" fo:font-size="10pt" fo:language="en" fo:country="US" fo:font-weight="bold" officeooo:paragraph-rsid="005e86a0" style:font-size-asian="10pt" style:language-asian="zxx" style:country-asian="none" style:font-weight-asian="bold" style:font-name-complex="Century Gothic" style:font-size-complex="10pt"/>
    </style:style>
    <style:style style:name="P7" style:family="paragraph" style:parent-style-name="Standard">
      <style:paragraph-properties fo:text-align="start" style:justify-single-word="false"/>
      <style:text-properties style:font-name="Arial" fo:font-size="10pt" fo:language="en" fo:country="US" fo:font-weight="bold" officeooo:paragraph-rsid="006ca353" style:font-size-asian="10pt" style:language-asian="zxx" style:country-asian="none" style:font-weight-asian="bold" style:font-name-complex="Century Gothic" style:font-size-complex="10pt"/>
    </style:style>
    <style:style style:name="P8" style:family="paragraph" style:parent-style-name="Standard">
      <style:paragraph-properties fo:text-align="start" style:justify-single-word="false"/>
      <style:text-properties style:font-name="Arial" fo:font-size="10pt" fo:language="en" fo:country="US" fo:font-weight="bold" officeooo:rsid="00027a2d" officeooo:paragraph-rsid="005e86a0" style:font-size-asian="10pt" style:language-asian="zxx" style:country-asian="none" style:font-weight-asian="bold" style:font-name-complex="Century Gothic" style:font-size-complex="10pt"/>
    </style:style>
    <style:style style:name="P9" style:family="paragraph" style:parent-style-name="Standard">
      <style:paragraph-properties fo:text-align="start" style:justify-single-word="false"/>
      <style:text-properties style:font-name="Arial" fo:font-size="10pt" fo:language="en" fo:country="US" fo:font-weight="bold" officeooo:rsid="00018ea6" officeooo:paragraph-rsid="005e86a0" style:font-size-asian="10pt" style:language-asian="zxx" style:country-asian="none" style:font-weight-asian="bold" style:font-name-complex="Century Gothic" style:font-size-complex="10pt"/>
    </style:style>
    <style:style style:name="P10" style:family="paragraph" style:parent-style-name="Standard">
      <style:paragraph-properties fo:text-align="center" style:justify-single-word="false"/>
      <style:text-properties style:font-name="Arial" fo:font-size="10pt" fo:language="en" fo:country="US" fo:font-weight="bold" officeooo:paragraph-rsid="00018ea6" style:font-size-asian="10pt" style:language-asian="zxx" style:country-asian="none" style:font-weight-asian="bold" style:font-name-complex="Century Gothic" style:font-size-complex="10pt"/>
    </style:style>
    <style:style style:name="P11" style:family="paragraph" style:parent-style-name="Standard">
      <style:paragraph-properties fo:text-align="justify" style:justify-single-word="false"/>
      <style:text-properties style:font-name="Arial" fo:font-size="10pt" fo:language="en" fo:country="US" fo:font-weight="bold" officeooo:rsid="000c637d" officeooo:paragraph-rsid="000c637d" style:font-size-asian="10pt" style:language-asian="zxx" style:country-asian="none" style:font-weight-asian="bold" style:font-name-complex="Century Gothic" style:font-size-complex="10pt" style:font-weight-complex="bold"/>
    </style:style>
    <style:style style:name="P12" style:family="paragraph" style:parent-style-name="Standard">
      <style:paragraph-properties fo:text-align="start" style:justify-single-word="false"/>
      <style:text-properties style:font-name="Arial" fo:font-size="10pt" fo:language="en" fo:country="US" fo:font-weight="bold" officeooo:rsid="0052ef88" officeooo:paragraph-rsid="005e86a0" style:font-size-asian="10pt" style:language-asian="zxx" style:country-asian="none" style:font-weight-asian="bold" style:font-name-complex="Century Gothic" style:font-size-complex="10pt" style:font-weight-complex="normal"/>
    </style:style>
    <style:style style:name="P13" style:family="paragraph" style:parent-style-name="Standard">
      <style:paragraph-properties fo:text-align="start" style:justify-single-word="false"/>
      <style:text-properties style:font-name="Arial" fo:font-size="10pt" fo:language="en" fo:country="US" fo:font-weight="bold" officeooo:rsid="0070d92e" officeooo:paragraph-rsid="0070d92e" style:font-size-asian="10pt" style:language-asian="zxx" style:country-asian="none" style:font-weight-asian="bold" style:font-name-complex="Century Gothic" style:font-size-complex="10pt"/>
    </style:style>
    <style:style style:name="P14" style:family="paragraph" style:parent-style-name="Standard">
      <style:text-properties style:font-name="Arial" fo:font-size="10pt" fo:language="en" fo:country="US" fo:font-weight="bold" officeooo:paragraph-rsid="0057afe7" style:font-size-asian="10pt" style:font-weight-asian="bold" style:font-name-complex="Century Gothic" style:font-size-complex="10pt"/>
    </style:style>
    <style:style style:name="P15" style:family="paragraph" style:parent-style-name="Standard">
      <style:paragraph-properties fo:text-align="start" style:justify-single-word="false"/>
      <style:text-properties style:font-name="Arial" fo:font-size="10pt" fo:language="en" fo:country="US" fo:font-weight="normal" officeooo:paragraph-rsid="005e86a0" style:font-size-asian="10pt" style:language-asian="zxx" style:country-asian="none" style:font-weight-asian="normal" style:font-name-complex="Century Gothic" style:font-size-complex="10pt" style:font-weight-complex="normal"/>
    </style:style>
    <style:style style:name="P16" style:family="paragraph" style:parent-style-name="Standard">
      <style:paragraph-properties fo:text-align="start" style:justify-single-word="false"/>
      <style:text-properties style:font-name="Arial" fo:font-size="10pt" fo:language="en" fo:country="US" fo:font-style="normal" fo:font-weight="bold" officeooo:rsid="00027a2d" officeooo:paragraph-rsid="005e86a0" style:font-size-asian="10pt" style:language-asian="zxx" style:country-asian="none" style:font-style-asian="normal" style:font-weight-asian="bold" style:font-name-complex="Century Gothic" style:font-size-complex="10pt" style:font-style-complex="normal"/>
    </style:style>
    <style:style style:name="P17" style:family="paragraph" style:parent-style-name="Standard">
      <style:paragraph-properties fo:text-align="justify" style:justify-single-word="false"/>
      <style:text-properties style:font-name="Arial" fo:font-size="10pt" officeooo:paragraph-rsid="0057afe7" style:font-size-asian="10pt" style:font-size-complex="10pt"/>
    </style:style>
    <style:style style:name="P18" style:family="paragraph" style:parent-style-name="Standard">
      <style:paragraph-properties fo:text-align="start" style:justify-single-word="false"/>
      <style:text-properties style:font-name="Arial" fo:font-size="10pt" officeooo:rsid="0052ef88" officeooo:paragraph-rsid="005e86a0" style:font-size-asian="10pt" style:font-size-complex="10pt"/>
    </style:style>
    <style:style style:name="P19" style:family="paragraph" style:parent-style-name="Standard">
      <style:text-properties style:font-name="Arial" fo:font-size="10pt" officeooo:paragraph-rsid="0057afe7" style:font-size-asian="10pt" style:font-size-complex="10pt"/>
    </style:style>
    <style:style style:name="P20" style:family="paragraph" style:parent-style-name="Standard">
      <style:paragraph-properties fo:text-align="justify" style:justify-single-word="false">
        <style:tab-stops>
          <style:tab-stop style:position="4.286cm"/>
          <style:tab-stop style:position="10.319cm"/>
        </style:tab-stops>
      </style:paragraph-properties>
      <style:text-properties style:font-name="Arial" fo:font-size="10pt" officeooo:paragraph-rsid="0057afe7" style:font-size-asian="10pt" style:font-name-complex="Century Gothic" style:font-size-complex="10pt"/>
    </style:style>
    <style:style style:name="P21" style:family="paragraph" style:parent-style-name="Standard">
      <style:paragraph-properties fo:text-align="start" style:justify-single-word="false"/>
      <style:text-properties style:font-name="Arial" fo:font-size="10pt" fo:font-weight="bold" officeooo:rsid="0052ef88" officeooo:paragraph-rsid="005e86a0" style:font-size-asian="10pt" style:font-weight-asian="bold" style:font-size-complex="10pt" style:font-weight-complex="bold"/>
    </style:style>
    <style:style style:name="P22" style:family="paragraph" style:parent-style-name="Standard">
      <style:paragraph-properties fo:text-align="justify" style:justify-single-word="false">
        <style:tab-stops>
          <style:tab-stop style:position="5.285cm"/>
          <style:tab-stop style:position="11.317cm"/>
        </style:tab-stops>
      </style:paragraph-properties>
      <style:text-properties style:font-name="Arial" fo:font-size="10pt" fo:font-weight="bold" officeooo:paragraph-rsid="0057afe7" style:font-size-asian="10pt" style:font-weight-asian="bold" style:font-name-complex="Century Gothic" style:font-size-complex="10pt"/>
    </style:style>
    <style:style style:name="P23" style:family="paragraph" style:parent-style-name="Standard">
      <style:text-properties style:font-name="Arial" fo:font-size="10pt" fo:language="en" fo:country="GB" fo:font-weight="bold" officeooo:paragraph-rsid="00018ea6" style:font-size-asian="10pt" style:font-weight-asian="bold" style:font-name-complex="Century Gothic" style:font-size-complex="10pt"/>
    </style:style>
    <style:style style:name="P24" style:family="paragraph" style:parent-style-name="Standard">
      <style:paragraph-properties fo:text-align="justify" style:justify-single-word="false"/>
      <style:text-properties style:font-name="Arial" fo:font-size="10pt" fo:language="en" fo:country="GB" fo:font-weight="bold" officeooo:paragraph-rsid="00018ea6" style:font-size-asian="10pt" style:font-weight-asian="bold" style:font-name-complex="Century Gothic" style:font-size-complex="10pt"/>
    </style:style>
    <style:style style:name="P25" style:family="paragraph" style:parent-style-name="Standard">
      <style:text-properties style:font-name="Arial" fo:font-size="10pt" fo:language="en" fo:country="GB" fo:font-weight="bold" officeooo:paragraph-rsid="0057afe7" style:font-size-asian="10pt" style:font-weight-asian="bold" style:font-name-complex="Century Gothic" style:font-size-complex="10pt"/>
    </style:style>
    <style:style style:name="P26" style:family="paragraph" style:parent-style-name="Standard">
      <style:text-properties style:font-name="Arial" fo:font-size="10pt" fo:language="en" fo:country="GB" officeooo:paragraph-rsid="0057afe7" style:font-size-asian="10pt" style:font-name-complex="Century Gothic" style:font-size-complex="10pt"/>
    </style:style>
    <style:style style:name="P27" style:family="paragraph" style:parent-style-name="Standard">
      <style:paragraph-properties style:text-autospace="none"/>
      <style:text-properties style:font-name="Arial" fo:font-size="10pt" officeooo:paragraph-rsid="0057afe7" style:font-name-asian="Batang" style:font-size-asian="10pt" style:language-asian="ko" style:country-asian="KR" style:font-name-complex="CMR12" style:font-size-complex="10pt"/>
    </style:style>
    <style:style style:name="P28" style:family="paragraph" style:parent-style-name="Standard">
      <style:paragraph-properties fo:text-align="justify"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paragraph-rsid="0012b33e" style:text-blinking="false" style:font-size-asian="10pt" style:font-size-complex="10pt"/>
    </style:style>
    <style:style style:name="P29" style:family="paragraph" style:parent-style-name="Standard">
      <style:paragraph-properties fo:text-align="start"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paragraph-rsid="0059543e" style:text-blinking="false" style:font-size-asian="10pt" style:font-size-complex="10pt"/>
    </style:style>
    <style:style style:name="P30" style:family="paragraph" style:parent-style-name="Standard">
      <style:paragraph-properties fo:text-align="start" style:justify-single-word="false"/>
      <style:text-properties fo:font-variant="normal" fo:text-transform="none" fo:color="#003366" style:text-line-through-style="none" style:text-line-through-type="none" style:font-name="Arial" fo:font-size="10pt" fo:letter-spacing="normal" fo:font-style="normal" style:text-underline-style="none" fo:font-weight="normal" officeooo:rsid="003879c5" officeooo:paragraph-rsid="005e86a0" style:text-blinking="false" style:font-size-asian="10pt" style:font-size-complex="10pt"/>
    </style:style>
    <style:style style:name="P31" style:family="paragraph" style:parent-style-name="HTML_20_Preformatted">
      <style:paragraph-properties fo:text-align="justify" style:justify-single-word="false"/>
      <style:text-properties style:font-name="Arial" fo:font-size="10pt" fo:language="en" fo:country="none" officeooo:paragraph-rsid="0057afe7" style:font-size-asian="10pt" style:font-name-complex="Century Gothic" style:font-size-complex="10pt"/>
    </style:style>
    <style:style style:name="P32" style:family="paragraph" style:parent-style-name="Standard">
      <style:paragraph-properties fo:margin-top="0.494cm" fo:margin-bottom="0.494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33" style:family="paragraph" style:parent-style-name="Standard">
      <style:paragraph-properties fo:margin-top="0.494cm" fo:margin-bottom="0.494cm" loext:contextual-spacing="false" fo:text-align="justify" style:justify-single-word="false"/>
      <style:text-properties style:font-name="Arial" fo:font-size="10pt" officeooo:paragraph-rsid="0057afe7" style:font-size-asian="10pt" style:font-size-complex="10pt"/>
    </style:style>
    <style:style style:name="P34" style:family="paragraph" style:parent-style-name="Standard">
      <style:paragraph-properties fo:margin-left="-0.635cm" fo:margin-right="0cm" fo:text-align="justify" style:justify-single-word="false" fo:text-indent="0cm" style:auto-text-indent="false">
        <style:tab-stops>
          <style:tab-stop style:position="4.286cm"/>
          <style:tab-stop style:position="10.319cm"/>
        </style:tab-stops>
      </style:paragraph-properties>
      <style:text-properties style:font-name="Arial" fo:font-size="10pt" fo:font-weight="bold" officeooo:paragraph-rsid="0057afe7" style:font-size-asian="10pt" style:font-weight-asian="bold" style:font-name-complex="Century Gothic" style:font-size-complex="10pt"/>
    </style:style>
    <style:style style:name="P35" style:family="paragraph" style:parent-style-name="Standard">
      <style:paragraph-properties fo:margin-left="0.635cm" fo:margin-right="0cm" fo:margin-top="0.494cm" fo:margin-bottom="0.494cm" loext:contextual-spacing="false" fo:text-indent="0cm" style:auto-text-indent="false"/>
      <style:text-properties style:font-name="Arial" fo:font-size="10pt" officeooo:paragraph-rsid="0057afe7" style:font-size-asian="10pt" style:font-size-complex="10pt"/>
    </style:style>
    <style:style style:name="P36" style:family="paragraph" style:parent-style-name="Standard">
      <style:paragraph-properties fo:text-align="start" style:justify-single-word="false"/>
      <style:text-properties style:font-name="Arial" fo:font-size="10pt" fo:language="en" fo:country="US" fo:font-weight="bold" officeooo:rsid="00512ee8" officeooo:paragraph-rsid="006ca353" style:font-size-asian="10pt" style:language-asian="zxx" style:country-asian="none" style:font-weight-asian="bold" style:font-name-complex="Century Gothic" style:font-size-complex="10pt"/>
    </style:style>
    <style:style style:name="P37" style:family="paragraph" style:parent-style-name="Standard" style:list-style-name="L1">
      <style:paragraph-properties fo:text-align="justify" style:justify-single-word="false"/>
      <style:text-properties style:font-name="Arial" fo:font-size="10pt" officeooo:paragraph-rsid="000c637d" style:font-size-asian="10pt" style:font-size-complex="10pt"/>
    </style:style>
    <style:style style:name="P38" style:family="paragraph" style:parent-style-name="Standard" style:list-style-name="WW8Num33">
      <style:paragraph-properties fo:margin-top="0cm" fo:margin-bottom="0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39" style:family="paragraph" style:parent-style-name="Standard" style:list-style-name="WW8Num27">
      <style:paragraph-properties fo:margin-top="0cm" fo:margin-bottom="0cm" loext:contextual-spacing="false" fo:text-align="justify" style:justify-single-word="false"/>
      <style:text-properties style:font-name="Arial" fo:font-size="10pt" fo:language="en" fo:country="US" officeooo:paragraph-rsid="0057afe7" style:font-size-asian="10pt" style:language-asian="en" style:country-asian="US" style:font-name-complex="Courier New" style:font-size-complex="10pt"/>
    </style:style>
    <style:style style:name="P40" style:family="paragraph" style:parent-style-name="Standard" style:list-style-name="WW8Num20">
      <style:paragraph-properties fo:margin-top="0cm" fo:margin-bottom="0cm" loext:contextual-spacing="false"/>
      <style:text-properties style:font-name="Arial" fo:font-size="10pt" officeooo:paragraph-rsid="0057afe7" style:font-size-asian="10pt" style:font-size-complex="10pt"/>
    </style:style>
    <style:style style:name="P41" style:family="paragraph" style:parent-style-name="Standard" style:list-style-name="WW8Num4">
      <style:paragraph-properties fo:margin-top="0cm" fo:margin-bottom="0cm" loext:contextual-spacing="false" fo:text-align="justify" style:justify-single-word="false"/>
      <style:text-properties style:font-name="Arial" fo:font-size="10pt" officeooo:paragraph-rsid="0057afe7" style:font-size-asian="10pt" style:font-size-complex="10pt"/>
    </style:style>
    <style:style style:name="P42" style:family="paragraph" style:parent-style-name="Standard" style:list-style-name="WW8Num19">
      <style:paragraph-properties fo:margin-top="0cm" fo:margin-bottom="0cm" loext:contextual-spacing="false"/>
      <style:text-properties style:font-name="Arial" fo:font-size="10pt" officeooo:paragraph-rsid="0057afe7" style:font-size-asian="10pt" style:font-size-complex="10pt"/>
    </style:style>
    <style:style style:name="P43" style:family="paragraph" style:parent-style-name="Standard" style:list-style-name="WW8Num33">
      <style:paragraph-properties fo:margin-top="0cm" fo:margin-bottom="0.494cm" loext:contextual-spacing="false" fo:text-align="justify" style:justify-single-word="false"/>
      <style:text-properties style:font-name="Arial" fo:font-size="10pt" fo:language="en" fo:country="US" officeooo:paragraph-rsid="0057afe7" style:font-size-asian="10pt" style:language-asian="en" style:country-asian="US" style:font-name-complex="Century Gothic" style:font-size-complex="10pt"/>
    </style:style>
    <style:style style:name="P44" style:family="paragraph" style:parent-style-name="Standard" style:list-style-name="WW8Num19">
      <style:paragraph-properties fo:margin-top="0cm" fo:margin-bottom="0.494cm" loext:contextual-spacing="false"/>
      <style:text-properties style:font-name="Arial" fo:font-size="10pt" fo:language="en" fo:country="US" officeooo:paragraph-rsid="0057afe7" style:font-size-asian="10pt" style:language-asian="en" style:country-asian="US" style:font-name-complex="Courier New" style:font-size-complex="10pt"/>
    </style:style>
    <style:style style:name="P45" style:family="paragraph" style:parent-style-name="Standard" style:list-style-name="WW8Num20">
      <style:paragraph-properties fo:margin-top="0cm" fo:margin-bottom="0.494cm" loext:contextual-spacing="false"/>
      <style:text-properties style:font-name="Arial" fo:font-size="10pt" officeooo:paragraph-rsid="0057afe7" style:font-size-asian="10pt" style:font-size-complex="10pt"/>
    </style:style>
    <style:style style:name="P46" style:family="paragraph" style:parent-style-name="Standard" style:list-style-name="WW8Num27">
      <style:paragraph-properties fo:margin-top="0cm" fo:margin-bottom="0.494cm" loext:contextual-spacing="false" fo:text-align="justify" style:justify-single-word="false"/>
      <style:text-properties style:font-name="Arial" fo:font-size="10pt" officeooo:paragraph-rsid="0057afe7" style:font-size-asian="10pt" style:font-size-complex="10pt"/>
    </style:style>
    <style:style style:name="P47" style:family="paragraph" style:parent-style-name="Standard" style:list-style-name="WW8Num4">
      <style:paragraph-properties fo:margin-top="0cm" fo:margin-bottom="0.494cm" loext:contextual-spacing="false" fo:text-align="justify" style:justify-single-word="false"/>
      <style:text-properties style:font-name="Arial" fo:font-size="10pt" officeooo:paragraph-rsid="0057afe7" style:font-size-asian="10pt" style:font-size-complex="10pt"/>
    </style:style>
    <style:style style:name="P48" style:family="paragraph" style:parent-style-name="Standard" style:list-style-name="WW8Num28">
      <style:paragraph-properties fo:margin-left="1.905cm" fo:margin-right="0cm" fo:margin-top="0cm" fo:margin-bottom="0cm" loext:contextual-spacing="false" fo:text-indent="-0.635cm" style:auto-text-indent="false">
        <style:tab-stops>
          <style:tab-stop style:position="1.905cm"/>
        </style:tab-stops>
      </style:paragraph-properties>
      <style:text-properties style:font-name="Arial" fo:font-size="10pt" fo:language="en" fo:country="US" officeooo:paragraph-rsid="0057afe7" style:font-size-asian="10pt" style:language-asian="en" style:country-asian="US" style:font-name-complex="Courier New" style:font-size-complex="10pt"/>
    </style:style>
    <style:style style:name="P49" style:family="paragraph" style:parent-style-name="Standard" style:list-style-name="WW8Num28">
      <style:paragraph-properties fo:margin-left="1.905cm" fo:margin-right="0cm" fo:margin-top="0cm" fo:margin-bottom="0.494cm" loext:contextual-spacing="false" fo:text-indent="-0.635cm" style:auto-text-indent="false">
        <style:tab-stops>
          <style:tab-stop style:position="1.905cm"/>
        </style:tab-stops>
      </style:paragraph-properties>
      <style:text-properties style:font-name="Arial" fo:font-size="10pt" fo:language="en" fo:country="US" officeooo:paragraph-rsid="0057afe7" style:font-size-asian="10pt" style:language-asian="en" style:country-asian="US" style:font-name-complex="Courier New" style:font-size-complex="10pt"/>
    </style:style>
    <style:style style:name="T1" style:family="text">
      <style:text-properties fo:language="en" fo:country="US" style:language-asian="en" style:country-asian="US" style:font-name-complex="Century Gothic"/>
    </style:style>
    <style:style style:name="T2" style:family="text">
      <style:text-properties fo:language="en" fo:country="US" style:language-asian="en" style:country-asian="US" style:font-name-complex="Century Gothic" style:font-style-complex="italic"/>
    </style:style>
    <style:style style:name="T3" style:family="text">
      <style:text-properties fo:language="en" fo:country="US" style:language-asian="en" style:country-asian="US" style:font-name-complex="Courier New"/>
    </style:style>
    <style:style style:name="T4" style:family="text">
      <style:text-properties fo:language="en" fo:country="US" style:language-asian="en" style:country-asian="US" style:font-name-complex="Courier New" style:font-weight-complex="bold"/>
    </style:style>
    <style:style style:name="T5" style:family="text">
      <style:text-properties fo:language="en" fo:country="US" style:language-asian="en" style:country-asian="US" style:font-name-complex="Courier New" style:font-style-complex="italic"/>
    </style:style>
    <style:style style:name="T6" style:family="text">
      <style:text-properties fo:language="en" fo:country="US" fo:font-style="italic" style:language-asian="en" style:country-asian="US" style:font-style-asian="italic" style:font-name-complex="Century Gothic" style:font-style-complex="italic"/>
    </style:style>
    <style:style style:name="T7" style:family="text">
      <style:text-properties fo:language="en" fo:country="US" fo:font-style="italic" style:language-asian="en" style:country-asian="US" style:font-style-asian="italic" style:font-name-complex="Courier New" style:font-style-complex="italic"/>
    </style:style>
    <style:style style:name="T8" style:family="text">
      <style:text-properties fo:language="en" fo:country="US" style:font-name-complex="Century Gothic"/>
    </style:style>
    <style:style style:name="T9" style:family="text">
      <style:text-properties fo:language="en" fo:country="US" officeooo:rsid="005b8c03" style:font-name-complex="Century Gothic"/>
    </style:style>
    <style:style style:name="T10" style:family="text">
      <style:text-properties style:text-position="sub 58%" fo:language="en" fo:country="GB" style:font-name-complex="Century Gothic"/>
    </style:style>
    <style:style style:name="T11" style:family="text">
      <style:text-properties style:font-name-asian="Century Gothic"/>
    </style:style>
    <style:style style:name="T12" style:family="text">
      <style:text-properties officeooo:rsid="005b8b13"/>
    </style:style>
    <style:style style:name="T13" style:family="text">
      <style:text-properties fo:font-style="normal" officeooo:rsid="00018ea6" style:font-style-asian="normal" style:font-style-complex="normal"/>
    </style:style>
    <style:style style:name="T14" style:family="text">
      <style:text-properties fo:font-style="normal" officeooo:rsid="000955c9" style:font-style-asian="normal" style:font-style-complex="normal"/>
    </style:style>
    <style:style style:name="T15" style:family="text">
      <style:text-properties fo:font-style="normal" officeooo:rsid="005312ce" style:font-style-asian="normal" style:font-style-complex="normal"/>
    </style:style>
    <style:style style:name="T16" style:family="text">
      <style:text-properties fo:language="en" fo:country="GB" style:font-name-complex="Century Gothic"/>
    </style:style>
    <style:style style:name="T17" style:family="text">
      <style:text-properties officeooo:rsid="00755f4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36">Exercise 1: Part <text:span text:style-name="T17">5</text:span></text:p>
      <text:p text:style-name="P7"/>
      <text:p text:style-name="P13">Maze </text:p>
      <text:p text:style-name="P6"/>
      <text:p text:style-name="P12">Python Programming Bootcamp by Dr Rohitash Chandra</text:p>
      <text:p text:style-name="P12">UNSW, 2021</text:p>
      <text:p text:style-name="P9"><text:s/></text:p>
      <text:p text:style-name="P8">Introduction</text:p>
      <text:p text:style-name="P16"/>
      <text:p text:style-name="P15"><text:span text:style-name="T13">The goal of this assignment is to help you practice </text:span><text:span text:style-name="T14"><text:s/></text:span><text:span text:style-name="T13"><text:s/>programming – </text:span><text:span text:style-name="T15">with arrays and functions</text:span><text:span text:style-name="T13">. </text:span></text:p>
      <text:p text:style-name="P10"><text:s/></text:p>
      <text:p text:style-name="P23"/>
      <text:p text:style-name="P23">Description</text:p>
      <text:p text:style-name="P24"><text:s/></text:p>
      <text:p text:style-name="P17"><text:span text:style-name="T1">A robot is asked to navigate a maze. It is placed at a certain position (the </text:span><text:span text:style-name="T6">starting</text:span><text:span text:style-name="T1"> position) in the maze and is asked to try to reach another position (the </text:span><text:span text:style-name="T6">goal</text:span><text:span text:style-name="T1"> position). Positions in the maze will either be open or blocked with an obstacle. Positions are identified by (x,y) coordinates. </text:span></text:p>
      <text:p text:style-name="P32">At any given moment, the robot can only move 1 step in one of 4 directions. Valid moves are: </text:p>
      <text:list xml:id="list150297296" text:style-name="WW8Num33">
        <text:list-item>
          <text:p text:style-name="P38">Go North: (x,y) -&gt; (x,y-1) </text:p>
        </text:list-item>
        <text:list-item>
          <text:p text:style-name="P38">Go East: (x,y) -&gt; (x+1,y) </text:p>
        </text:list-item>
        <text:list-item>
          <text:p text:style-name="P38">Go South: (x,y) -&gt; (x,y+1) </text:p>
        </text:list-item>
        <text:list-item>
          <text:p text:style-name="P43">Go West: (x,y) -&gt; (x-1,y) </text:p>
        </text:list-item>
      </text:list>
      <text:p text:style-name="P33"><text:span text:style-name="T1">Note that positions are specified in zero-based coordinates (i.e., 0...size-1, where </text:span><text:span text:style-name="T6">size</text:span><text:span text:style-name="T1"> is the size of the maze in the corresponding dimension). </text:span></text:p>
      <text:p text:style-name="P32">The robot can only move to positions without obstacles and must stay within the maze. </text:p>
      <text:p text:style-name="P33"><text:span text:style-name="T1">The robot should search for a path from the starting position to the goal position (a </text:span><text:span text:style-name="T6">solution path</text:span><text:span text:style-name="T1">) until it finds one or until it exhausts all possibilities. In addition, it should mark the path it finds (if any) in the maze. </text:span></text:p>
      <text:p text:style-name="P31">You will implement a simple algorithm for findıng a path in a maze that connects the entrance <text:s/>to the exit. From any given cell in the maze, the algorithm will try out all 4 possible direction to determine the path. We assume that such a path does exist.</text:p>
      <text:p text:style-name="P27"/>
      <text:p text:style-name="P20">Your program will implement a recursive backtracker. This will find a solution, but it will not necessarily find the shortest solution. The idea of this algorithm is very simple: If you are at a wall (or a cell you have already visited), return failure; otherwise, if you are at the finish, return success, else recursively try moving in the four directions. Mark a cell when you try a new direction, and erase the mark when you return failure, and a single solution will be marked out when you hit success. When backtracking, it is best to mark the space with a special visited value, so you do not visit it again from a different direction. This is method is called a depth first search. This method will always find a solution if one exists, but it will not necessarily be the shortest solution. </text:p>
      <text:p text:style-name="P22"/>
      <text:p text:style-name="P22"/>
      <text:p text:style-name="P22">Programming Directives</text:p>
      <text:p text:style-name="P22"/>
      <text:p text:style-name="P34"/>
      <text:p text:style-name="P19"><text:span text:style-name="T1">We'll solve the problem of finding and marking a solution path using </text:span><text:span text:style-name="T6">recursion</text:span><text:span text:style-name="T1">. <text:s/>Remember that a recursive algorithm has at least 2 parts: </text:span></text:p>
      <text:list xml:id="list2677802774" text:style-name="WW8Num20">
        <text:list-item>
          <text:p text:style-name="P40"><text:span text:style-name="T2">Base case(s)</text:span><text:span text:style-name="T1"> that determine when to stop. </text:span></text:p>
        </text:list-item>
        <text:list-item>
          <text:p text:style-name="P45"><text:soft-page-break/><text:span text:style-name="T2">Recursive part(s)</text:span><text:span text:style-name="T1"> that call the same algorithm (i.e., itself) to assist in solving the problem. </text:span></text:p>
        </text:list-item>
      </text:list>
      <text:p text:style-name="P17"><text:span text:style-name="T1">Because our algorithm must be </text:span><text:span text:style-name="T6">recursive</text:span><text:span text:style-name="T1">, we need to view the problem in terms of similar </text:span><text:span text:style-name="T6">subproblems</text:span><text:span text:style-name="T1">. In this case, that means we need to "find a path" in terms of "finding paths." </text:span></text:p>
      <text:p text:style-name="P33"><text:span text:style-name="T1">Let's start by assuming there is already some algorithm that finds a path from some point in a maze to the goal, call it </text:span><text:span text:style-name="T3">FIND-PATH(x, y)</text:span><text:span text:style-name="T1">. </text:span></text:p>
      <text:p text:style-name="P32">Also suppose that we got from the start to position x=1, y=2 in the maze (by some method): </text:p>
      <text:p text:style-name="P33"><text:span text:style-name="T1">To find a path from position x=1, y=2 to the goal, we can just ask </text:span><text:span text:style-name="T3">FIND-PATH</text:span><text:span text:style-name="T1"> to try to find a path from the North, East, South, and West of x=1, y=2: </text:span></text:p>
      <text:list xml:id="list3529541712" text:style-name="WW8Num27">
        <text:list-item>
          <text:p text:style-name="P39">FIND-PATH(x=1, y=1) </text:p>
        </text:list-item>
        <text:list-item>
          <text:p text:style-name="P39">FIND-PATH(x=2, y=2) </text:p>
        </text:list-item>
        <text:list-item>
          <text:p text:style-name="P39">FIND-PATH(x=1, y=3) </text:p>
        </text:list-item>
        <text:list-item>
          <text:p text:style-name="P46"><text:span text:style-name="T3">FIND-PATH(x=0, y=2)</text:span><text:span text:style-name="T7"> </text:span></text:p>
        </text:list-item>
      </text:list>
      <text:p text:style-name="P33"><text:span text:style-name="T1">Generalizing this, we can call </text:span><text:span text:style-name="T3">FIND-PATH</text:span><text:span text:style-name="T1"> recursively to move from any location in the maze to adjacent locations. In this way, we move through the maze. </text:span></text:p>
      <text:p text:style-name="P17"><text:span text:style-name="T1">It's not enough to know how to use </text:span><text:span text:style-name="T3">FIND-PATH</text:span><text:span text:style-name="T1"> recursively to advance through the maze. We also need to determine when </text:span><text:span text:style-name="T3">FIND-PATH</text:span><text:span text:style-name="T1"> must stop. </text:span></text:p>
      <text:p text:style-name="P33"><text:span text:style-name="T1">One such </text:span><text:span text:style-name="T6">base case</text:span><text:span text:style-name="T1"> is to stop when it </text:span><text:span text:style-name="T6">reaches the goal</text:span><text:span text:style-name="T1">. </text:span></text:p>
      <text:p text:style-name="P32">The other base cases have to do with moving to invalid positions. For example, we have mentioned how to search North of the current position, but disregarded whether that North position is legal. In order words, we must ask: </text:p>
      <text:list xml:id="list1775561305" text:style-name="WW8Num4">
        <text:list-item>
          <text:p text:style-name="P41"><text:span text:style-name="T6">Is the position in the maze</text:span><text:span text:style-name="T1"> (... or did we just go outside its bounds)? </text:span></text:p>
        </text:list-item>
        <text:list-item>
          <text:p text:style-name="P47"><text:span text:style-name="T6">Is the position open</text:span><text:span text:style-name="T1"> (... or is it blocked with an obstacle)? </text:span></text:p>
        </text:list-item>
      </text:list>
      <text:p text:style-name="P32">Now, to our base cases and recursive parts, we must add some steps to mark positions we are trying, and to unmark positions that we tried, but from which we failed to reach the goal: </text:p>
      <text:p text:style-name="P35"><text:span text:style-name="T4">FIND-PATH(x, y)</text:span><text:span text:style-name="T3"> </text:span></text:p>
      <text:list xml:id="list1170940588" text:style-name="WW8Num28">
        <text:list-item>
          <text:p text:style-name="P48"><text:tab/>if (x,y outside maze) return false </text:p>
        </text:list-item>
        <text:list-item>
          <text:p text:style-name="P48"><text:tab/>if (x,y is goal) return true </text:p>
        </text:list-item>
        <text:list-item>
          <text:p text:style-name="P48"><text:tab/>if (x,y not open) return false </text:p>
        </text:list-item>
        <text:list-item>
          <text:p text:style-name="P48"><text:tab/>mark x,y as part of solution path </text:p>
        </text:list-item>
        <text:list-item>
          <text:p text:style-name="P48"><text:tab/>if (FIND-PATH(North of x,y) == true) return true </text:p>
        </text:list-item>
        <text:list-item>
          <text:p text:style-name="P48"><text:tab/>if (FIND-PATH(East of x,y) == true) return true </text:p>
        </text:list-item>
        <text:list-item>
          <text:p text:style-name="P48"><text:tab/>if (FIND-PATH(South of x,y) == true) return true </text:p>
        </text:list-item>
        <text:list-item>
          <text:p text:style-name="P48"><text:tab/>if (FIND-PATH(West of x,y) == true) return true </text:p>
        </text:list-item>
        <text:list-item>
          <text:p text:style-name="P48"><text:tab/>unmark x,y as part of solution path </text:p>
        </text:list-item>
        <text:list-item>
          <text:p text:style-name="P49">return false </text:p>
        </text:list-item>
      </text:list>
      <text:p text:style-name="P4"><text:soft-page-break/>All these steps together complete a basic algorithm that finds and marks a path to the goal (if any exists) and tells us whether a path was found or not (i.e., returns true or false). This is just one such algorithm--other variations are possible. </text:p>
      <text:p text:style-name="P5"/>
      <text:p text:style-name="P5"/>
      <text:p text:style-name="P5"/>
      <text:p text:style-name="P19"><text:span text:style-name="T1">To use </text:span><text:span text:style-name="T3">FIND-PATH</text:span><text:span text:style-name="T1"> to find and mark a path from the start to the goal with our given representation of mazes, we just need to: </text:span></text:p>
      <text:list xml:id="list658637065" text:style-name="WW8Num19">
        <text:list-item>
          <text:p text:style-name="P42"><text:span text:style-name="T1">Locate the start position ( </text:span><text:span text:style-name="T5">startx</text:span><text:span text:style-name="T3">, </text:span><text:span text:style-name="T5">starty</text:span><text:span text:style-name="T1">)</text:span></text:p>
        </text:list-item>
        <text:list-item>
          <text:p text:style-name="P44">Call FIND-PATH(startx, starty) </text:p>
        </text:list-item>
      </text:list>
      <text:p text:style-name="P25"/>
      <text:p text:style-name="P26">Your program will read the dimensions of the maze as well as the location of all obstacles from a file. Your program must check that the (x, y)-coordinates of obstacles are valid. The format of the input file will be as follows:</text:p>
      <text:p text:style-name="P26"/>
      <text:p text:style-name="P26">&lt;length&gt; &lt;width&gt;</text:p>
      <text:p text:style-name="P19"><text:span text:style-name="T16">&lt;x</text:span><text:span text:style-name="T10">1</text:span><text:span text:style-name="T16">&gt; </text:span><text:span text:style-name="T10"><text:s/></text:span><text:span text:style-name="T16">&lt;y</text:span><text:span text:style-name="T10">1</text:span><text:span text:style-name="T16">&gt;</text:span></text:p>
      <text:p text:style-name="P19"><text:span text:style-name="T16">&lt;x</text:span><text:span text:style-name="T10">2</text:span><text:span text:style-name="T16">&gt; </text:span><text:span text:style-name="T10"><text:s/></text:span><text:span text:style-name="T16">&lt;y</text:span><text:span text:style-name="T10">2</text:span><text:span text:style-name="T16">&gt;</text:span></text:p>
      <text:p text:style-name="P19"><text:span text:style-name="T16">&lt;x</text:span><text:span text:style-name="T10">3</text:span><text:span text:style-name="T16">&gt; </text:span><text:span text:style-name="T10"><text:s/></text:span><text:span text:style-name="T16">&lt;y</text:span><text:span text:style-name="T10">3</text:span><text:span text:style-name="T16">&gt;</text:span></text:p>
      <text:p text:style-name="P25"><text:span text:style-name="T11"><text:s text:c="6"/></text:span>.</text:p>
      <text:p text:style-name="P25"><text:span text:style-name="T11"><text:s text:c="6"/></text:span>.</text:p>
      <text:p text:style-name="P25"><text:span text:style-name="T11"><text:s text:c="6"/></text:span>.</text:p>
      <text:p text:style-name="P25"/>
      <text:p text:style-name="P25"/>
      <text:p text:style-name="P25">Grading</text:p>
      <text:p text:style-name="P26"/>
      <text:p text:style-name="P26">Your program will be graded as follows:</text:p>
      <text:p text:style-name="P26"/>
      <table:table table:name="Table1" table:style-name="Table1">
        <table:table-column table:style-name="Table1.A"/>
        <table:table-column table:style-name="Table1.B"/>
        <table:table-row table:style-name="Table1.1">
          <table:table-cell table:style-name="Table1.A1" office:value-type="string">
            <text:p text:style-name="P14">Grading Point</text:p>
          </table:table-cell>
          <table:table-cell table:style-name="Table1.B1" office:value-type="string">
            <text:p text:style-name="P14">Marks</text:p>
          </table:table-cell>
        </table:table-row>
        <table:table-row table:style-name="Table1.1">
          <table:table-cell table:style-name="Table1.A1" office:value-type="string">
            <text:p text:style-name="P2">Initialize maze</text:p>
          </table:table-cell>
          <table:table-cell table:style-name="Table1.B1" office:value-type="string">
            <text:p text:style-name="P3">5</text:p>
          </table:table-cell>
        </table:table-row>
        <table:table-row table:style-name="Table1.1">
          <table:table-cell table:style-name="Table1.A1" office:value-type="string">
            <text:p text:style-name="P2">Implementation of recursion</text:p>
          </table:table-cell>
          <table:table-cell table:style-name="Table1.B1" office:value-type="string">
            <text:p text:style-name="P2"><text:span text:style-name="T12">3</text:span>0</text:p>
          </table:table-cell>
        </table:table-row>
        <table:table-row table:style-name="Table1.1">
          <table:table-cell table:style-name="Table1.A1" office:value-type="string">
            <text:p text:style-name="P2">Marking of visited cells</text:p>
          </table:table-cell>
          <table:table-cell table:style-name="Table1.B1" office:value-type="string">
            <text:p text:style-name="P2">10</text:p>
          </table:table-cell>
        </table:table-row>
        <table:table-row table:style-name="Table1.1">
          <table:table-cell table:style-name="Table1.A1" office:value-type="string">
            <text:p text:style-name="P2">Finding the path</text:p>
          </table:table-cell>
          <table:table-cell table:style-name="Table1.B1" office:value-type="string">
            <text:p text:style-name="P2">10</text:p>
          </table:table-cell>
        </table:table-row>
        <table:table-row table:style-name="Table1.1">
          <table:table-cell table:style-name="Table1.A1" office:value-type="string">
            <text:p text:style-name="P19"><text:span text:style-name="T8">Graphical display </text:span><text:span text:style-name="T9">- Animation</text:span></text:p>
          </table:table-cell>
          <table:table-cell table:style-name="Table1.B1" office:value-type="string">
            <text:p text:style-name="P3">40</text:p>
          </table:table-cell>
        </table:table-row>
        <table:table-row table:style-name="Table1.1">
          <table:table-cell table:style-name="Table1.A1" office:value-type="string">
            <text:p text:style-name="P2">Code quality (e.g., variable names, formulation of selection statements and loops, etc)</text:p>
          </table:table-cell>
          <table:table-cell table:style-name="Table1.B1" office:value-type="string">
            <text:p text:style-name="P3">5</text:p>
          </table:table-cell>
        </table:table-row>
      </table:table>
      <text:p text:style-name="P1"/>
      <text:p text:style-name="P11">Resources: </text:p>
      <text:p text:style-name="P11"/>
      <text:list xml:id="list3931002100" text:style-name="L1">
        <text:list-item>
          <text:p text:style-name="P37"><text:a xlink:type="simple" xlink:href="https://www.programiz.com/python-programming/recursion" text:style-name="Internet_20_link" text:visited-style-name="Visited_20_Internet_20_Link">https://www.programiz.com/python-programming/recursion</text:a></text:p>
        </text:list-item>
        <text:list-item>
          <text:p text:style-name="P37"><text:a xlink:type="simple" xlink:href="https://www.laurentluce.com/posts/solving-mazes-using-python-simple-recursivity-and-a-search/" text:style-name="Internet_20_link" text:visited-style-name="Visited_20_Internet_20_Link">https://www.laurentluce.com/posts/solving-mazes-using-python-simple-recursivity-and-a-search/</text:a></text:p>
          <text:p text:style-name="P37"/>
        </text:list-item>
      </text:list>
      <text:p text:style-name="P28"><text:s/></text:p>
      <text:p text:style-name="P29"/>
      <text:p text:style-name="P29"/>
      <text:p text:style-name="P21">Acknowledgment </text:p>
      <text:p text:style-name="P18"/>
      <text:p text:style-name="P18">The assignment is adapted from initial exercise designed by Prof. Christian Omlin</text:p>
      <text:p text:style-name="P3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CMR12" svg:font-family="CMR12"/>
    <style:font-face style:name="Lohit Hindi1" svg:font-family="'Lohit Hindi'"/>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0z0"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7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text:start-value="7">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hit </meta:initial-creator>
    <meta:creation-date>2013-07-18T14:54:17</meta:creation-date>
    <meta:generator>LibreOffice/6.0.7.3$Linux_X86_64 LibreOffice_project/00m0$Build-3</meta:generator>
    <dc:date>2021-08-26T20:10:43.180584883</dc:date>
    <meta:editing-duration>PT4H13M19S</meta:editing-duration>
    <meta:editing-cycles>99</meta:editing-cycles>
    <meta:document-statistic meta:table-count="1" meta:image-count="0" meta:object-count="0" meta:page-count="3" meta:paragraph-count="86" meta:word-count="1007" meta:character-count="5750" meta:non-whitespace-character-count="4765"/>
  </office:meta>
</office:document-meta>
</file>